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3563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1.2035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1.0898in"/>
    </style:style>
    <style:style style:name="co11" style:family="table-column">
      <style:table-column-properties fo:break-before="auto" style:column-width="1.6063in"/>
    </style:style>
    <style:style style:name="co12" style:family="table-column">
      <style:table-column-properties fo:break-before="auto" style:column-width="1.0299in"/>
    </style:style>
    <style:style style:name="co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4319in"/>
    </style:style>
    <style:style style:name="co15" style:family="table-column">
      <style:table-column-properties fo:break-before="auto" style:column-width="1.2445in"/>
    </style:style>
    <style:style style:name="ro3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2134in" fo:break-before="auto" style:use-optimal-row-height="true"/>
    </style:style>
    <style:style style:name="ro4" style:family="table-row">
      <style:table-row-properties style:row-height="0.2134in" fo:break-before="auto" style:use-optimal-row-height="true"/>
    </style:style>
    <style:style style:name="ro5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20pt" style:font-size-asian="20pt" style:font-size-complex="20pt"/>
    </style:style>
    <style:style style:name="ce11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fo:font-size="20pt" style:font-size-asian="20pt" style:font-size-complex="20pt"/>
    </style:style>
    <style:style style:name="ce12" style:family="table-cell" style:parent-style-name="Default" style:data-style-name="N84">
      <style:text-properties style:text-position="" fo:font-size="12pt" style:font-size-asian="12pt" style:font-size-complex="12pt"/>
    </style:style>
    <style:style style:name="ce13" style:family="table-cell" style:parent-style-name="Default" style:data-style-name="N84"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size="12pt" style:font-size-asian="12pt" style:font-size-complex="12pt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size="20pt" style:font-size-asian="20pt" style:font-size-complex="20pt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 fo:font-size="20pt" style:font-size-asian="20pt" style:font-size-complex="20pt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">
      <style:text-properties style:text-position="" fo:font-size="12pt" style:font-size-asian="12pt" style:font-size-complex="12pt"/>
    </style:style>
    <style:style style:name="ce4" style:family="table-cell" style:parent-style-name="Default" style:data-style-name="N3">
      <style:text-properties style:text-position="" fo:font-size="12pt" style:font-size-asian="12pt" style:font-size-complex="12pt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3">
      <style:text-properties fo:font-size="12pt" style:font-size-asian="12pt" style:font-size-complex="12pt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3">
      <style:table-cell-properties style:text-align-source="value-type" style:repeat-content="false"/>
      <style:paragraph-properties fo:margin-left="0in"/>
      <style:text-properties fo:font-size="12pt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Anually" table:style-name="ta1" table:print="false">
        <table:table-column table:style-name="co1" table:number-columns-repeated="3" table:default-cell-style-name="Default"/>
        <table:table-column table:style-name="co1" table:default-cell-style-name="ce24"/>
        <table:table-column table:style-name="co14" table:default-cell-style-name="ce24"/>
        <table:table-column table:style-name="co1" table:default-cell-style-name="ce27"/>
        <table:table-column table:style-name="co15" table:default-cell-style-name="ce26"/>
        <table:table-column table:style-name="co1" table:number-columns-repeated="3" table:default-cell-style-name="ce26"/>
        <table:table-column table:style-name="co1" table:default-cell-style-name="ce30"/>
        <table:table-row table:style-name="ro5" table:number-rows-repeated="4">
          <table:table-cell table:number-columns-repeated="3"/>
          <table:table-cell table:style-name="Default" table:number-columns-repeated="8"/>
        </table:table-row>
        <table:table-row table:style-name="ro2">
          <table:table-cell table:number-columns-repeated="3"/>
          <table:table-cell table:style-name="ce23" office:value-type="string">
            <text:p>Month</text:p>
          </table:table-cell>
          <table:table-cell table:style-name="ce23"/>
          <table:table-cell table:style-name="ce25" office:value-type="string">
            <text:p>Words</text:p>
          </table:table-cell>
          <table:table-cell table:style-name="ce28" office:value-type="string">
            <text:p>Monthly Avg.</text:p>
          </table:table-cell>
          <table:table-cell table:style-name="ce28" office:value-type="string">
            <text:p>Subtotal</text:p>
          </table:table-cell>
          <table:table-cell table:style-name="ce28" office:value-type="string" table:number-columns-spanned="2" table:number-rows-spanned="1">
            <text:p>Projected Yearly</text:p>
          </table:table-cell>
          <table:covered-table-cell/>
          <table:table-cell table:style-name="ce23"/>
        </table:table-row>
        <table:table-row table:style-name="ro2">
          <table:table-cell table:number-columns-repeated="3"/>
          <table:table-cell office:value-type="string">
            <text:p>Jan</text:p>
          </table:table-cell>
          <table:table-cell/>
          <table:table-cell table:style-name="ce26" table:formula="of:=SUM(['Read Books'.G6:'Read Books'.G8])" office:value-type="float" office:value="305708">
            <text:p>305,708</text:p>
          </table:table-cell>
          <table:table-cell table:formula="of:=AVERAGE([.F6:.F6])" office:value-type="float" office:value="305708">
            <text:p>305,708</text:p>
          </table:table-cell>
          <table:table-cell table:formula="of:=SUM([.F6:.F6])" office:value-type="float" office:value="305708">
            <text:p>305,708</text:p>
          </table:table-cell>
          <table:table-cell table:formula="of:=AVERAGE([.F6:.F6]) * 12" office:value-type="float" office:value="3668496" table:number-columns-spanned="2" table:number-rows-spanned="1">
            <text:p>3,668,496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Feb</text:p>
          </table:table-cell>
          <table:table-cell/>
          <table:table-cell table:style-name="ce26" table:formula="of:=SUM(['Read Books'.G9:'Read Books'.G9])" office:value-type="float" office:value="64260">
            <text:p>64,260</text:p>
          </table:table-cell>
          <table:table-cell table:formula="of:=ROUND(AVERAGE([.F6:.F7]))" office:value-type="float" office:value="184984">
            <text:p>184,984</text:p>
          </table:table-cell>
          <table:table-cell table:formula="of:=SUM([.F6:.F7])" office:value-type="float" office:value="369968">
            <text:p>369,968</text:p>
          </table:table-cell>
          <table:table-cell table:formula="of:=AVERAGE([.F6:.F7]) * 12" office:value-type="float" office:value="2219808" table:number-columns-spanned="2" table:number-rows-spanned="1">
            <text:p>2,219,808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Mar</text:p>
          </table:table-cell>
          <table:table-cell/>
          <table:table-cell table:formula="of:=SUM(['Read Books'.G10:'Read Books'.G16])" office:value-type="float" office:value="448554">
            <text:p>448,554</text:p>
          </table:table-cell>
          <table:table-cell table:formula="of:=ROUND(AVERAGE([.F6:.F8]))" office:value-type="float" office:value="272841">
            <text:p>272,841</text:p>
          </table:table-cell>
          <table:table-cell table:formula="of:=SUM([.F6:.F8])" office:value-type="float" office:value="818522">
            <text:p>818,522</text:p>
          </table:table-cell>
          <table:table-cell table:formula="of:=AVERAGE([.F6:.F8]) * 12" office:value-type="float" office:value="3274088" table:number-columns-spanned="2" table:number-rows-spanned="1">
            <text:p>3,274,088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Apr</text:p>
          </table:table-cell>
          <table:table-cell/>
          <table:table-cell table:formula="of:=SUM(['Read Books'.G17:'Read Books'.G25])" office:value-type="float" office:value="530540">
            <text:p>530,540</text:p>
          </table:table-cell>
          <table:table-cell table:formula="of:=ROUND(AVERAGE([.F6:.F9]))" office:value-type="float" office:value="337266">
            <text:p>337,266</text:p>
          </table:table-cell>
          <table:table-cell table:style-name="ce29" table:formula="of:=SUM([.F6:.F9])" office:value-type="float" office:value="1349062">
            <text:p>1,349,062</text:p>
          </table:table-cell>
          <table:table-cell table:formula="of:=AVERAGE([.F6:.F9]) * 12" office:value-type="float" office:value="4047186" table:number-columns-spanned="2" table:number-rows-spanned="1">
            <text:p>4,047,186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May</text:p>
          </table:table-cell>
          <table:table-cell/>
          <table:table-cell table:formula="of:=SUM(['Read Books'.G26:'Read Books'.G29])" office:value-type="float" office:value="358210">
            <text:p>358,210</text:p>
          </table:table-cell>
          <table:table-cell table:formula="of:=ROUND(AVERAGE([.F6:.F10]))" office:value-type="float" office:value="341454">
            <text:p>341,454</text:p>
          </table:table-cell>
          <table:table-cell table:formula="of:=SUM([.F6:.F10])" office:value-type="float" office:value="1707272">
            <text:p>1,707,272</text:p>
          </table:table-cell>
          <table:table-cell table:formula="of:=AVERAGE([.F6:.F10]) * 12" office:value-type="float" office:value="4097452.8" table:number-columns-spanned="2" table:number-rows-spanned="1">
            <text:p>4,097,453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Jun</text:p>
          </table:table-cell>
          <table:table-cell/>
          <table:table-cell table:style-name="ce26" table:formula="of:=SUM(['Read Books'.G30:'Read Books'.G36])" office:value-type="float" office:value="379615">
            <text:p>379,615</text:p>
          </table:table-cell>
          <table:table-cell table:formula="of:=ROUND(AVERAGE([.F6:.F11]))" office:value-type="float" office:value="347815">
            <text:p>347,815</text:p>
          </table:table-cell>
          <table:table-cell table:formula="of:=SUM([.F6:.F11])" office:value-type="float" office:value="2086887">
            <text:p>2,086,887</text:p>
          </table:table-cell>
          <table:table-cell table:formula="of:=AVERAGE([.F6:.F11]) * 12" office:value-type="float" office:value="4173774" table:number-columns-spanned="2" table:number-rows-spanned="1">
            <text:p>4,173,774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Jul</text:p>
          </table:table-cell>
          <table:table-cell/>
          <table:table-cell table:style-name="ce26" table:formula="of:=SUM(['Read Books'.G37:'Read Books'.G40])" office:value-type="float" office:value="292561">
            <text:p>292,561</text:p>
          </table:table-cell>
          <table:table-cell table:formula="of:=ROUND(AVERAGE([.F6:.F12]))" office:value-type="float" office:value="339921">
            <text:p>339,921</text:p>
          </table:table-cell>
          <table:table-cell table:formula="of:=SUM([.F6:.F12])" office:value-type="float" office:value="2379448">
            <text:p>2,379,448</text:p>
          </table:table-cell>
          <table:table-cell table:formula="of:=AVERAGE([.F6:.F12]) * 12" office:value-type="float" office:value="4079053.71428571" table:number-columns-spanned="2" table:number-rows-spanned="1">
            <text:p>4,079,054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Aug</text:p>
          </table:table-cell>
          <table:table-cell table:number-columns-repeated="2"/>
          <table:table-cell table:formula="of:=ROUND(AVERAGE([.F6:.F13]))" office:value-type="float" office:value="339921">
            <text:p>339,921</text:p>
          </table:table-cell>
          <table:table-cell table:formula="of:=SUM([.F6:.F13])" office:value-type="float" office:value="2379448">
            <text:p>2,379,448</text:p>
          </table:table-cell>
          <table:table-cell table:formula="of:=AVERAGE([.F6:.F13]) * 12" office:value-type="float" office:value="4079053.71428571" table:number-columns-spanned="2" table:number-rows-spanned="1">
            <text:p>4,079,054</text:p>
          </table:table-cell>
          <table:covered-table-cell/>
          <table:table-cell table:style-name="Default"/>
        </table:table-row>
        <table:table-row table:style-name="ro2">
          <table:table-cell table:number-columns-repeated="3"/>
          <table:table-cell office:value-type="string">
            <text:p>Sep</text:p>
          </table:table-cell>
          <table:table-cell table:number-columns-repeated="2"/>
          <table:table-cell table:formula="of:=ROUND(AVERAGE([.F6:.F14]))" office:value-type="float" office:value="339921">
            <text:p>339,921</text:p>
          </table:table-cell>
          <table:table-cell table:formula="of:=SUM([.F6:.F14])" office:value-type="float" office:value="2379448">
            <text:p>2,379,448</text:p>
          </table:table-cell>
          <table:table-cell table:formula="of:=AVERAGE([.F6:.F14]) * 12" office:value-type="float" office:value="4079053.71428571" table:number-columns-spanned="2" table:number-rows-spanned="1">
            <text:p>4,079,054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Oct</text:p>
          </table:table-cell>
          <table:table-cell table:number-columns-repeated="2"/>
          <table:table-cell table:formula="of:=ROUND(AVERAGE([.F6:.F15]))" office:value-type="float" office:value="339921">
            <text:p>339,921</text:p>
          </table:table-cell>
          <table:table-cell table:formula="of:=SUM([.F6:.F15])" office:value-type="float" office:value="2379448">
            <text:p>2,379,448</text:p>
          </table:table-cell>
          <table:table-cell table:formula="of:=AVERAGE([.F6:.F15]) * 12" office:value-type="float" office:value="4079053.71428571" table:number-columns-spanned="2" table:number-rows-spanned="1">
            <text:p>4,079,054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Nov</text:p>
          </table:table-cell>
          <table:table-cell table:number-columns-repeated="2"/>
          <table:table-cell table:formula="of:=ROUND(AVERAGE([.F6:.F16]))" office:value-type="float" office:value="339921">
            <text:p>339,921</text:p>
          </table:table-cell>
          <table:table-cell table:formula="of:=SUM([.F6:.F16])" office:value-type="float" office:value="2379448">
            <text:p>2,379,448</text:p>
          </table:table-cell>
          <table:table-cell table:formula="of:=AVERAGE([.F6:.F16]) * 12" office:value-type="float" office:value="4079053.71428571" table:number-columns-spanned="2" table:number-rows-spanned="1">
            <text:p>4,079,054</text:p>
          </table:table-cell>
          <table:covered-table-cell/>
          <table:table-cell/>
        </table:table-row>
        <table:table-row table:style-name="ro2">
          <table:table-cell table:number-columns-repeated="3"/>
          <table:table-cell office:value-type="string">
            <text:p>Dec</text:p>
          </table:table-cell>
          <table:table-cell table:number-columns-repeated="2"/>
          <table:table-cell table:formula="of:=ROUND(AVERAGE([.F6:.F17]))" office:value-type="float" office:value="339921">
            <text:p>339,921</text:p>
          </table:table-cell>
          <table:table-cell table:formula="of:=SUM([.F6:.F17])" office:value-type="float" office:value="2379448">
            <text:p>2,379,448</text:p>
          </table:table-cell>
          <table:table-cell table:formula="of:=AVERAGE([.F6:.F17]) * 12" office:value-type="float" office:value="4079053.71428571" table:number-columns-spanned="2" table:number-rows-spanned="1">
            <text:p>4,079,054</text:p>
          </table:table-cell>
          <table:covered-table-cell/>
          <table:table-cell/>
        </table:table-row>
        <table:table-row table:style-name="ro3">
          <table:table-cell table:number-columns-repeated="3"/>
          <table:table-cell table:style-name="Default" table:number-columns-repeated="8"/>
        </table:table-row>
        <table:table-row table:style-name="ro3">
          <table:table-cell table:number-columns-repeated="2"/>
          <table:table-cell>
            <draw:frame table:end-cell-address="Anually.O40" table:end-x="0.8295in" table:end-y="0.0028in" draw:z-index="0" draw:style-name="gr1" svg:width="10.7862in" svg:height="3.6283in" svg:x="0.6331in" svg:y="0.152in">
              <draw:object draw:notify-on-update-of-ranges="Anually.D6:Anually.D17 Anually.F5:Anually.F5 Anually.F6:Anually.F17 Anually.G5:Anually.G5 Anually.G6:Anually.G17 Anually.I5:Anually.I5 Anually.I6:Anually.I17 Anually.H5:Anually.H5 Anually.H6:Anually.H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Read Books" table:style-name="ta1" table:print="false">
        <table:table-column table:style-name="co4" table:default-cell-style-name="ce1"/>
        <table:table-column table:style-name="co5" table:default-cell-style-name="ce8"/>
        <table:table-column table:style-name="co6" table:number-columns-repeated="3" table:default-cell-style-name="ce12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18"/>
        <table:table-column table:style-name="co1" table:number-columns-repeated="1012" table:default-cell-style-name="ce8"/>
        <table:table-row table:style-name="ro3">
          <table:table-cell table:style-name="ce9"/>
          <table:table-cell table:style-name="ce10" office:value-type="string" table:number-columns-spanned="7" table:number-rows-spanned="1">
            <text:p>Read Books 2012</text:p>
          </table:table-cell>
          <table:covered-table-cell table:number-columns-repeated="3" table:style-name="ce11"/>
          <table:covered-table-cell table:style-name="ce14"/>
          <table:covered-table-cell table:number-columns-repeated="2" table:style-name="ce15"/>
          <table:table-cell table:style-name="ce10" table:number-columns-repeated="3"/>
          <table:table-cell table:style-name="ce16"/>
          <table:table-cell table:style-name="ce10" table:number-columns-repeated="9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8" table:number-columns-repeated="3"/>
          <table:table-cell table:style-name="ce6" office:value-type="string">
            <text:p>Size (KB)</text:p>
          </table:table-cell>
          <table:table-cell table:style-name="ce1" office:value-type="string">
            <text:p>Words</text:p>
          </table:table-cell>
          <table:table-cell table:style-name="ce1" office:value-type="string">
            <text:p>Characters</text:p>
          </table:table-cell>
          <table:table-cell table:style-name="ce1" office:value-type="string">
            <text:p>Chars/Word</text:p>
          </table:table-cell>
          <table:table-cell table:style-name="ce1" office:value-type="string">
            <text:p>Days Until Read</text:p>
          </table:table-cell>
          <table:table-cell table:style-name="ce1" office:value-type="string">
            <text:p>Words/Day</text:p>
          </table:table-cell>
          <table:table-cell table:style-name="ce17" office:value-type="string">
            <text:p>Page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table:number-columns-repeated="2"/>
          <table:table-cell table:style-name="ce13" office:value-type="string">
            <text:p>Totals:</text:p>
          </table:table-cell>
          <table:table-cell table:formula="of:=SUM([.F6:.F41])" office:value-type="float" office:value="14274">
            <text:p>14,274</text:p>
          </table:table-cell>
          <table:table-cell table:formula="of:=SUM([.G6:.G41])" office:value-type="float" office:value="2379448">
            <text:p>2,379,448</text:p>
          </table:table-cell>
          <table:table-cell table:formula="of:=SUM([.H6:.H41])" office:value-type="float" office:value="14598565">
            <text:p>14,598,565</text:p>
          </table:table-cell>
          <table:table-cell table:formula="of:=ROUND([.H3]/[.G3]; 2)" office:value-type="float" office:value="6.14">
            <text:p>6.14</text:p>
          </table:table-cell>
          <table:table-cell table:style-name="ce4" table:formula="of:=AVERAGE([.J6:.J50])" office:value-type="float" office:value="9.57142857142857">
            <text:p>10</text:p>
          </table:table-cell>
          <table:table-cell table:style-name="ce4" table:formula="of:=AVERAGE([.K6:.K50])" office:value-type="float" office:value="12839.5142857143">
            <text:p>12,840</text:p>
          </table:table-cell>
          <table:table-cell table:style-name="ce4" table:formula="of:=AVERAGE([.L6:.L50])" office:value-type="float" office:value="241.099339388935">
            <text:p>241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table:number-columns-repeated="3"/>
          <table:table-cell/>
          <table:table-cell table:style-name="ce8" table:number-columns-repeated="2"/>
          <table:table-cell table:number-columns-repeated="1016"/>
        </table:table-row>
        <table:table-row table:style-name="ro2">
          <table:table-cell office:value-type="string">
            <text:p>No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Obtain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Finished</text:p>
          </table:table-cell>
          <table:table-cell table:style-name="ce6" office:value-type="string">
            <text:p>Size (KB)</text:p>
          </table:table-cell>
          <table:table-cell table:style-name="ce1" office:value-type="string">
            <text:p>Words</text:p>
          </table:table-cell>
          <table:table-cell table:style-name="ce1" office:value-type="string">
            <text:p>Characters</text:p>
          </table:table-cell>
          <table:table-cell table:style-name="ce1" office:value-type="string">
            <text:p>Chars/Word</text:p>
          </table:table-cell>
          <table:table-cell table:style-name="ce1" office:value-type="string">
            <text:p>Days Until Read</text:p>
          </table:table-cell>
          <table:table-cell table:style-name="ce1" office:value-type="string">
            <text:p>Words/Day</text:p>
          </table:table-cell>
          <table:table-cell table:style-name="ce17" office:value-type="string">
            <text:p>Pages</text:p>
          </table:table-cell>
          <table:table-cell table:style-name="ce1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motional Vampires</text:p>
          </table:table-cell>
          <table:table-cell table:number-columns-repeated="2" office:value-type="date" office:date-value="2011-12-24">
            <text:p>2011-12-24</text:p>
          </table:table-cell>
          <table:table-cell office:value-type="date" office:date-value="2012-01-01">
            <text:p>2012-01-01</text:p>
          </table:table-cell>
          <table:table-cell office:value-type="float" office:value="482">
            <text:p>482</text:p>
          </table:table-cell>
          <table:table-cell office:value-type="float" office:value="76488">
            <text:p>76,488</text:p>
          </table:table-cell>
          <table:table-cell office:value-type="float" office:value="493113">
            <text:p>493,113</text:p>
          </table:table-cell>
          <table:table-cell table:formula="of:=ROUND([.H6]/[.G6]; 2)" office:value-type="float" office:value="6.45">
            <text:p>6.45</text:p>
          </table:table-cell>
          <table:table-cell table:formula="of:=([.E6]- [.D6])+1" office:value-type="float" office:value="9">
            <text:p>9</text:p>
          </table:table-cell>
          <table:table-cell table:style-name="ce4" table:formula="of:=ROUND([.G6]/[.J6]; 0)" office:value-type="float" office:value="8499">
            <text:p>8,499</text:p>
          </table:table-cell>
          <table:table-cell table:formula="of:=[.H6]/1730" office:value-type="float" office:value="285.036416184971">
            <text:p>285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hree Waves of Volunteers</text:p>
          </table:table-cell>
          <table:table-cell office:value-type="date" office:date-value="2011-10-13">
            <text:p>2011-10-13</text:p>
          </table:table-cell>
          <table:table-cell office:value-type="date" office:date-value="2012-01-03">
            <text:p>2012-01-03</text:p>
          </table:table-cell>
          <table:table-cell office:value-type="date" office:date-value="2012-01-13">
            <text:p>2012-01-13</text:p>
          </table:table-cell>
          <table:table-cell office:value-type="float" office:value="917">
            <text:p>917</text:p>
          </table:table-cell>
          <table:table-cell office:value-type="float" office:value="166921">
            <text:p>166,921</text:p>
          </table:table-cell>
          <table:table-cell office:value-type="float" office:value="937985">
            <text:p>937,985</text:p>
          </table:table-cell>
          <table:table-cell table:formula="of:=ROUND([.H7]/[.G7]; 2)" office:value-type="float" office:value="5.62">
            <text:p>5.62</text:p>
          </table:table-cell>
          <table:table-cell table:formula="of:=([.E7]- [.D7])+1" office:value-type="float" office:value="11">
            <text:p>11</text:p>
          </table:table-cell>
          <table:table-cell table:style-name="ce4" table:formula="of:=ROUND([.G7]/[.J7]; 0)" office:value-type="float" office:value="15175">
            <text:p>15,175</text:p>
          </table:table-cell>
          <table:table-cell table:formula="of:=[.H7]/1730" office:value-type="float" office:value="542.187861271676">
            <text:p>542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SR1: Cosmos of Soul, The</text:p>
          </table:table-cell>
          <table:table-cell office:value-type="date" office:date-value="2011-10-07">
            <text:p>2011-10-07</text:p>
          </table:table-cell>
          <table:table-cell office:value-type="date" office:date-value="2012-01-13">
            <text:p>2012-01-13</text:p>
          </table:table-cell>
          <table:table-cell office:value-type="date" office:date-value="2012-01-30">
            <text:p>2012-01-30</text:p>
          </table:table-cell>
          <table:table-cell office:value-type="float" office:value="386">
            <text:p>386</text:p>
          </table:table-cell>
          <table:table-cell office:value-type="float" office:value="62299">
            <text:p>62,299</text:p>
          </table:table-cell>
          <table:table-cell office:value-type="float" office:value="394727">
            <text:p>394,727</text:p>
          </table:table-cell>
          <table:table-cell table:formula="of:=ROUND([.H8]/[.G8]; 2)" office:value-type="float" office:value="6.34">
            <text:p>6.34</text:p>
          </table:table-cell>
          <table:table-cell table:formula="of:=([.E8]- [.D8])+1" office:value-type="float" office:value="18">
            <text:p>18</text:p>
          </table:table-cell>
          <table:table-cell table:style-name="ce4" table:formula="of:=ROUND([.G8]/[.J8]; 0)" office:value-type="float" office:value="3461">
            <text:p>3,461</text:p>
          </table:table-cell>
          <table:table-cell table:formula="of:=[.H8]/1730" office:value-type="float" office:value="228.165895953757">
            <text:p>228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SR2: Atlantis Rising</text:p>
          </table:table-cell>
          <table:table-cell office:value-type="date" office:date-value="2011-10-07">
            <text:p>2011-10-07</text:p>
          </table:table-cell>
          <table:table-cell office:value-type="date" office:date-value="2012-01-30">
            <text:p>2012-01-30</text:p>
          </table:table-cell>
          <table:table-cell office:value-type="date" office:date-value="2012-02-22">
            <text:p>2012-02-22</text:p>
          </table:table-cell>
          <table:table-cell office:value-type="float" office:value="402">
            <text:p>402</text:p>
          </table:table-cell>
          <table:table-cell office:value-type="float" office:value="64260">
            <text:p>64,260</text:p>
          </table:table-cell>
          <table:table-cell office:value-type="float" office:value="411370">
            <text:p>411,370</text:p>
          </table:table-cell>
          <table:table-cell table:formula="of:=ROUND([.H9]/[.G9]; 2)" office:value-type="float" office:value="6.4">
            <text:p>6.4</text:p>
          </table:table-cell>
          <table:table-cell table:formula="of:=([.E9]- [.D9])+1" office:value-type="float" office:value="24">
            <text:p>24</text:p>
          </table:table-cell>
          <table:table-cell table:style-name="ce4" table:formula="of:=ROUND([.G9]/[.J9]; 0)" office:value-type="float" office:value="2678">
            <text:p>2,678</text:p>
          </table:table-cell>
          <table:table-cell table:formula="of:=[.H9]/1730" office:value-type="float" office:value="237.78612716763">
            <text:p>238</text:p>
          </table:table-cell>
          <table:table-cell table:number-columns-repeated="101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Malignant Self-Love: Narcissim</text:p>
          </table:table-cell>
          <table:table-cell office:value-type="date" office:date-value="2012-02-19">
            <text:p>2012-02-19</text:p>
          </table:table-cell>
          <table:table-cell office:value-type="date" office:date-value="2012-02-20">
            <text:p>2012-02-20</text:p>
          </table:table-cell>
          <table:table-cell office:value-type="date" office:date-value="2012-03-06">
            <text:p>2012-03-06</text:p>
          </table:table-cell>
          <table:table-cell office:value-type="float" office:value="379">
            <text:p>379</text:p>
          </table:table-cell>
          <table:table-cell office:value-type="float" office:value="56902">
            <text:p>56,902</text:p>
          </table:table-cell>
          <table:table-cell office:value-type="float" office:value="387161">
            <text:p>387,161</text:p>
          </table:table-cell>
          <table:table-cell table:formula="of:=ROUND([.H10]/[.G10]; 2)" office:value-type="float" office:value="6.8">
            <text:p>6.8</text:p>
          </table:table-cell>
          <table:table-cell table:formula="of:=([.E10]- [.D10])+1" office:value-type="float" office:value="16">
            <text:p>16</text:p>
          </table:table-cell>
          <table:table-cell table:style-name="ce4" table:formula="of:=ROUND([.G10]/[.J10]; 0)" office:value-type="float" office:value="3556">
            <text:p>3,556</text:p>
          </table:table-cell>
          <table:table-cell table:formula="of:=[.H10]/1730" office:value-type="float" office:value="223.792485549133">
            <text:p>224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SR3: No More Secrets No More Lies</text:p>
          </table:table-cell>
          <table:table-cell office:value-type="date" office:date-value="2011-10-07">
            <text:p>2011-10-07</text:p>
          </table:table-cell>
          <table:table-cell office:value-type="date" office:date-value="2012-03-06">
            <text:p>2012-03-06</text:p>
          </table:table-cell>
          <table:table-cell office:value-type="date" office:date-value="2012-03-10">
            <text:p>2012-03-10</text:p>
          </table:table-cell>
          <table:table-cell office:value-type="float" office:value="463">
            <text:p>463</text:p>
          </table:table-cell>
          <table:table-cell office:value-type="float" office:value="73625">
            <text:p>73,625</text:p>
          </table:table-cell>
          <table:table-cell office:value-type="float" office:value="473727">
            <text:p>473,727</text:p>
          </table:table-cell>
          <table:table-cell table:formula="of:=ROUND([.H11]/[.G11]; 2)" office:value-type="float" office:value="6.43">
            <text:p>6.43</text:p>
          </table:table-cell>
          <table:table-cell table:formula="of:=([.E11]- [.D11])+1" office:value-type="float" office:value="5">
            <text:p>5</text:p>
          </table:table-cell>
          <table:table-cell table:style-name="ce4" table:formula="of:=ROUND([.G11]/[.J11]; 0)" office:value-type="float" office:value="14725">
            <text:p>14,725</text:p>
          </table:table-cell>
          <table:table-cell table:formula="of:=[.H11]/1730" office:value-type="float" office:value="273.83063583815">
            <text:p>274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eyond Fear: A Toltec Guide</text:p>
          </table:table-cell>
          <table:table-cell office:value-type="date" office:date-value="2012-03-09">
            <text:p>2012-03-09</text:p>
          </table:table-cell>
          <table:table-cell office:value-type="date" office:date-value="2012-03-10">
            <text:p>2012-03-10</text:p>
          </table:table-cell>
          <table:table-cell office:value-type="date" office:date-value="2012-03-12">
            <text:p>2012-03-12</text:p>
          </table:table-cell>
          <table:table-cell office:value-type="float" office:value="410">
            <text:p>410</text:p>
          </table:table-cell>
          <table:table-cell office:value-type="float" office:value="72437">
            <text:p>72,437</text:p>
          </table:table-cell>
          <table:table-cell office:value-type="float" office:value="419279">
            <text:p>419,279</text:p>
          </table:table-cell>
          <table:table-cell table:formula="of:=ROUND([.H12]/[.G12]; 2)" office:value-type="float" office:value="5.79">
            <text:p>5.79</text:p>
          </table:table-cell>
          <table:table-cell table:formula="of:=([.E12]- [.D12])+1" office:value-type="float" office:value="3">
            <text:p>3</text:p>
          </table:table-cell>
          <table:table-cell table:style-name="ce4" table:formula="of:=ROUND([.G12]/[.J12]; 0)" office:value-type="float" office:value="24146">
            <text:p>24,146</text:p>
          </table:table-cell>
          <table:table-cell table:formula="of:=[.H12]/1730" office:value-type="float" office:value="242.357803468208">
            <text:p>242</text:p>
          </table:table-cell>
          <table:table-cell table:number-columns-repeated="101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TSR4: Starseed Dialogues, The</text:p>
          </table:table-cell>
          <table:table-cell office:value-type="date" office:date-value="2011-10-07">
            <text:p>2011-10-07</text:p>
          </table:table-cell>
          <table:table-cell office:value-type="date" office:date-value="2012-03-13">
            <text:p>2012-03-13</text:p>
          </table:table-cell>
          <table:table-cell office:value-type="date" office:date-value="2012-03-19">
            <text:p>2012-03-19</text:p>
          </table:table-cell>
          <table:table-cell office:value-type="float" office:value="310">
            <text:p>310</text:p>
          </table:table-cell>
          <table:table-cell office:value-type="float" office:value="50052">
            <text:p>50,052</text:p>
          </table:table-cell>
          <table:table-cell office:value-type="float" office:value="316985">
            <text:p>316,985</text:p>
          </table:table-cell>
          <table:table-cell table:formula="of:=ROUND([.H13]/[.G13]; 2)" office:value-type="float" office:value="6.33">
            <text:p>6.33</text:p>
          </table:table-cell>
          <table:table-cell table:formula="of:=([.E13]- [.D13])+1" office:value-type="float" office:value="7">
            <text:p>7</text:p>
          </table:table-cell>
          <table:table-cell table:style-name="ce4" table:formula="of:=ROUND([.G13]/[.J13]; 0)" office:value-type="float" office:value="7150">
            <text:p>7,150</text:p>
          </table:table-cell>
          <table:table-cell table:formula="of:=[.H13]/1730" office:value-type="float" office:value="183.228323699422">
            <text:p>183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Voice of Knowledge, The</text:p>
          </table:table-cell>
          <table:table-cell office:value-type="date" office:date-value="2012-03-09">
            <text:p>2012-03-09</text:p>
          </table:table-cell>
          <table:table-cell office:value-type="date" office:date-value="2012-03-12">
            <text:p>2012-03-12</text:p>
          </table:table-cell>
          <table:table-cell office:value-type="date" office:date-value="2012-03-20">
            <text:p>2012-03-20</text:p>
          </table:table-cell>
          <table:table-cell office:value-type="float" office:value="237">
            <text:p>237</text:p>
          </table:table-cell>
          <table:table-cell office:value-type="float" office:value="43263">
            <text:p>43,263</text:p>
          </table:table-cell>
          <table:table-cell office:value-type="float" office:value="242139">
            <text:p>242,139</text:p>
          </table:table-cell>
          <table:table-cell table:formula="of:=ROUND([.H14]/[.G14]; 2)" office:value-type="float" office:value="5.6">
            <text:p>5.6</text:p>
          </table:table-cell>
          <table:table-cell table:formula="of:=([.E14]- [.D14])+1" office:value-type="float" office:value="9">
            <text:p>9</text:p>
          </table:table-cell>
          <table:table-cell table:style-name="ce4" table:formula="of:=ROUND([.G14]/[.J14]; 0)" office:value-type="float" office:value="4807">
            <text:p>4,807</text:p>
          </table:table-cell>
          <table:table-cell table:formula="of:=[.H14]/1730" office:value-type="float" office:value="139.964739884393">
            <text:p>140</text:p>
          </table:table-cell>
          <table:table-cell table:number-columns-repeated="101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uicide of a Superpower</text:p>
          </table:table-cell>
          <table:table-cell table:number-columns-repeated="2" office:value-type="date" office:date-value="2012-03-02">
            <text:p>2012-03-02</text:p>
          </table:table-cell>
          <table:table-cell office:value-type="date" office:date-value="2012-03-31">
            <text:p>2012-03-31</text:p>
          </table:table-cell>
          <table:table-cell office:value-type="float" office:value="843">
            <text:p>843</text:p>
          </table:table-cell>
          <table:table-cell office:value-type="float" office:value="133200">
            <text:p>133,200</text:p>
          </table:table-cell>
          <table:table-cell office:value-type="float" office:value="862831">
            <text:p>862,831</text:p>
          </table:table-cell>
          <table:table-cell table:formula="of:=ROUND([.H15]/[.G15]; 2)" office:value-type="float" office:value="6.48">
            <text:p>6.48</text:p>
          </table:table-cell>
          <table:table-cell table:formula="of:=([.E15]- [.D15])+1" office:value-type="float" office:value="30">
            <text:p>30</text:p>
          </table:table-cell>
          <table:table-cell table:style-name="ce4" table:formula="of:=ROUND([.G15]/[.J15]; 0)" office:value-type="float" office:value="4440">
            <text:p>4,440</text:p>
          </table:table-cell>
          <table:table-cell table:formula="of:=[.H15]/1730" office:value-type="float" office:value="498.746242774567">
            <text:p>499</text:p>
          </table:table-cell>
          <table:table-cell table:number-columns-repeated="101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nthem</text:p>
          </table:table-cell>
          <table:table-cell office:value-type="date" office:date-value="2011-12-06">
            <text:p>2011-12-06</text:p>
          </table:table-cell>
          <table:table-cell office:value-type="date" office:date-value="2012-03-28">
            <text:p>2012-03-28</text:p>
          </table:table-cell>
          <table:table-cell office:value-type="date" office:date-value="2012-03-31">
            <text:p>2012-03-31</text:p>
          </table:table-cell>
          <table:table-cell office:value-type="float" office:value="106">
            <text:p>106</text:p>
          </table:table-cell>
          <table:table-cell office:value-type="float" office:value="19075">
            <text:p>19,075</text:p>
          </table:table-cell>
          <table:table-cell office:value-type="float" office:value="108347">
            <text:p>108,347</text:p>
          </table:table-cell>
          <table:table-cell table:formula="of:=ROUND([.H16]/[.G16]; 2)" office:value-type="float" office:value="5.68">
            <text:p>5.68</text:p>
          </table:table-cell>
          <table:table-cell table:formula="of:=([.E16]- [.D16])+1" office:value-type="float" office:value="4">
            <text:p>4</text:p>
          </table:table-cell>
          <table:table-cell table:style-name="ce4" table:formula="of:=ROUND([.G16]/[.J16]; 0)" office:value-type="float" office:value="4769">
            <text:p>4,769</text:p>
          </table:table-cell>
          <table:table-cell table:formula="of:=[.H16]/1730" office:value-type="float" office:value="62.628323699422">
            <text:p>6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omorrow's God</text:p>
          </table:table-cell>
          <table:table-cell office:value-type="date" office:date-value="2011-10-19">
            <text:p>2011-10-19</text:p>
          </table:table-cell>
          <table:table-cell office:value-type="date" office:date-value="2012-03-12">
            <text:p>2012-03-12</text:p>
          </table:table-cell>
          <table:table-cell office:value-type="date" office:date-value="2012-04-05">
            <text:p>2012-04-05</text:p>
          </table:table-cell>
          <table:table-cell office:value-type="float" office:value="509">
            <text:p>509</text:p>
          </table:table-cell>
          <table:table-cell office:value-type="float" office:value="86508">
            <text:p>86,508</text:p>
          </table:table-cell>
          <table:table-cell office:value-type="float" office:value="520224">
            <text:p>520,224</text:p>
          </table:table-cell>
          <table:table-cell table:formula="of:=ROUND([.H17]/[.G17]; 2)" office:value-type="float" office:value="6.01">
            <text:p>6.01</text:p>
          </table:table-cell>
          <table:table-cell table:formula="of:=([.E17]- [.D17])+1" office:value-type="float" office:value="25">
            <text:p>25</text:p>
          </table:table-cell>
          <table:table-cell table:style-name="ce4" table:formula="of:=ROUND([.G17]/[.J17]; 0)" office:value-type="float" office:value="3460">
            <text:p>3,460</text:p>
          </table:table-cell>
          <table:table-cell table:formula="of:=[.H17]/1730" office:value-type="float" office:value="300.707514450867">
            <text:p>301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reaking Free From Boomerang Love</text:p>
          </table:table-cell>
          <table:table-cell office:value-type="date" office:date-value="2012-03-16">
            <text:p>2012-03-16</text:p>
          </table:table-cell>
          <table:table-cell office:value-type="date" office:date-value="2012-03-26">
            <text:p>2012-03-26</text:p>
          </table:table-cell>
          <table:table-cell office:value-type="date" office:date-value="2012-04-05">
            <text:p>2012-04-05</text:p>
          </table:table-cell>
          <table:table-cell office:value-type="float" office:value="489">
            <text:p>489</text:p>
          </table:table-cell>
          <table:table-cell office:value-type="float" office:value="53347">
            <text:p>53,347</text:p>
          </table:table-cell>
          <table:table-cell office:value-type="float" office:value="328116">
            <text:p>328,116</text:p>
          </table:table-cell>
          <table:table-cell table:formula="of:=ROUND([.H18]/[.G18]; 2)" office:value-type="float" office:value="6.15">
            <text:p>6.15</text:p>
          </table:table-cell>
          <table:table-cell table:formula="of:=([.E18]- [.D18])+1" office:value-type="float" office:value="11">
            <text:p>11</text:p>
          </table:table-cell>
          <table:table-cell table:style-name="ce4" table:formula="of:=ROUND([.G18]/[.J18]; 0)" office:value-type="float" office:value="4850">
            <text:p>4,850</text:p>
          </table:table-cell>
          <table:table-cell table:formula="of:=[.H18]/1730" office:value-type="float" office:value="189.662427745665">
            <text:p>190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he Essential Family Guide To BPD</text:p>
          </table:table-cell>
          <table:table-cell office:value-type="date" office:date-value="2012-02-04">
            <text:p>2012-02-04</text:p>
          </table:table-cell>
          <table:table-cell office:value-type="date" office:date-value="2012-04-06">
            <text:p>2012-04-06</text:p>
          </table:table-cell>
          <table:table-cell office:value-type="date" office:date-value="2012-04-08">
            <text:p>2012-04-08</text:p>
          </table:table-cell>
          <table:table-cell office:value-type="float" office:value="321">
            <text:p>321</text:p>
          </table:table-cell>
          <table:table-cell office:value-type="float" office:value="77948">
            <text:p>77,948</text:p>
          </table:table-cell>
          <table:table-cell office:value-type="float" office:value="499752">
            <text:p>499,752</text:p>
          </table:table-cell>
          <table:table-cell table:formula="of:=ROUND([.H19]/[.G19]; 2)" office:value-type="float" office:value="6.41">
            <text:p>6.41</text:p>
          </table:table-cell>
          <table:table-cell table:formula="of:=([.E19]- [.D19])+1" office:value-type="float" office:value="3">
            <text:p>3</text:p>
          </table:table-cell>
          <table:table-cell table:style-name="ce4" table:formula="of:=ROUND([.G19]/[.J19]; 0)" office:value-type="float" office:value="25983">
            <text:p>25,983</text:p>
          </table:table-cell>
          <table:table-cell table:formula="of:=[.H19]/1730" office:value-type="float" office:value="288.873988439306">
            <text:p>289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hen Hope Is Not Enough</text:p>
          </table:table-cell>
          <table:table-cell table:number-columns-repeated="2" office:value-type="date" office:date-value="2012-04-07">
            <text:p>2012-04-07</text:p>
          </table:table-cell>
          <table:table-cell office:value-type="date" office:date-value="2012-04-08">
            <text:p>2012-04-08</text:p>
          </table:table-cell>
          <table:table-cell office:value-type="float" office:value="366">
            <text:p>366</text:p>
          </table:table-cell>
          <table:table-cell office:value-type="float" office:value="60853">
            <text:p>60,853</text:p>
          </table:table-cell>
          <table:table-cell office:value-type="float" office:value="374658">
            <text:p>374,658</text:p>
          </table:table-cell>
          <table:table-cell table:formula="of:=ROUND([.H20]/[.G20]; 2)" office:value-type="float" office:value="6.16">
            <text:p>6.16</text:p>
          </table:table-cell>
          <table:table-cell table:formula="of:=([.E20]- [.D20])+1" office:value-type="float" office:value="2">
            <text:p>2</text:p>
          </table:table-cell>
          <table:table-cell table:style-name="ce4" table:formula="of:=ROUND([.G20]/[.J20]; 0)" office:value-type="float" office:value="30427">
            <text:p>30,427</text:p>
          </table:table-cell>
          <table:table-cell table:formula="of:=[.H20]/1730" office:value-type="float" office:value="216.565317919075">
            <text:p>217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o Away, I Need You</text:p>
          </table:table-cell>
          <table:table-cell office:value-type="date" office:date-value="2012-04-09">
            <text:p>2012-04-09</text:p>
          </table:table-cell>
          <table:table-cell table:number-columns-repeated="2" office:value-type="date" office:date-value="2012-04-10">
            <text:p>2012-04-10</text:p>
          </table:table-cell>
          <table:table-cell office:value-type="float" office:value="67">
            <text:p>67</text:p>
          </table:table-cell>
          <table:table-cell office:value-type="float" office:value="10656">
            <text:p>10,656</text:p>
          </table:table-cell>
          <table:table-cell office:value-type="float" office:value="67784">
            <text:p>67,784</text:p>
          </table:table-cell>
          <table:table-cell table:formula="of:=ROUND([.H21]/[.G21]; 2)" office:value-type="float" office:value="6.36">
            <text:p>6.36</text:p>
          </table:table-cell>
          <table:table-cell table:formula="of:=([.E21]- [.D21])+1" office:value-type="float" office:value="1">
            <text:p>1</text:p>
          </table:table-cell>
          <table:table-cell table:style-name="ce4" table:formula="of:=ROUND([.G21]/[.J21]; 0)" office:value-type="float" office:value="10656">
            <text:p>10,656</text:p>
          </table:table-cell>
          <table:table-cell table:formula="of:=[.H21]/1730" office:value-type="float" office:value="39.1815028901734">
            <text:p>39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Sometimes I Act Crazy</text:p>
          </table:table-cell>
          <table:table-cell table:number-columns-repeated="2" office:value-type="date" office:date-value="2012-04-10">
            <text:p>2012-04-10</text:p>
          </table:table-cell>
          <table:table-cell office:value-type="date" office:date-value="2012-04-13">
            <text:p>2012-04-13</text:p>
          </table:table-cell>
          <table:table-cell office:value-type="float" office:value="529">
            <text:p>529</text:p>
          </table:table-cell>
          <table:table-cell office:value-type="float" office:value="82186">
            <text:p>82,186</text:p>
          </table:table-cell>
          <table:table-cell office:value-type="float" office:value="541585">
            <text:p>541,585</text:p>
          </table:table-cell>
          <table:table-cell table:formula="of:=ROUND([.H22]/[.G22]; 2)" office:value-type="float" office:value="6.59">
            <text:p>6.59</text:p>
          </table:table-cell>
          <table:table-cell table:formula="of:=([.E22]- [.D22])+1" office:value-type="float" office:value="4">
            <text:p>4</text:p>
          </table:table-cell>
          <table:table-cell table:style-name="ce4" table:formula="of:=ROUND([.G22]/[.J22]; 0)" office:value-type="float" office:value="20547">
            <text:p>20,547</text:p>
          </table:table-cell>
          <table:table-cell table:formula="of:=[.H22]/1730" office:value-type="float" office:value="313.054913294798">
            <text:p>313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Why Me?</text:p>
          </table:table-cell>
          <table:table-cell office:value-type="date" office:date-value="2012-04-17">
            <text:p>2012-04-17</text:p>
          </table:table-cell>
          <table:table-cell table:number-columns-repeated="2" office:value-type="date" office:date-value="2012-04-18">
            <text:p>2012-04-18</text:p>
          </table:table-cell>
          <table:table-cell office:value-type="float" office:value="161">
            <text:p>161</text:p>
          </table:table-cell>
          <table:table-cell office:value-type="float" office:value="29980">
            <text:p>29,980</text:p>
          </table:table-cell>
          <table:table-cell office:value-type="float" office:value="163987">
            <text:p>163,987</text:p>
          </table:table-cell>
          <table:table-cell table:formula="of:=ROUND([.H23]/[.G23]; 2)" office:value-type="float" office:value="5.47">
            <text:p>5.47</text:p>
          </table:table-cell>
          <table:table-cell table:formula="of:=([.E23]- [.D23])+1" office:value-type="float" office:value="1">
            <text:p>1</text:p>
          </table:table-cell>
          <table:table-cell table:style-name="ce4" table:formula="of:=ROUND([.G23]/[.J23]; 0)" office:value-type="float" office:value="29980">
            <text:p>29,980</text:p>
          </table:table-cell>
          <table:table-cell table:formula="of:=[.H23]/1730" office:value-type="float" office:value="94.7901734104046">
            <text:p>95</text:p>
          </table:table-cell>
          <table:table-cell table:style-name="Default" table:number-columns-repeated="6"/>
          <table:table-cell table:number-columns-repeated="100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odependent No More</text:p>
          </table:table-cell>
          <table:table-cell office:value-type="date" office:date-value="2012-04-14">
            <text:p>2012-04-14</text:p>
          </table:table-cell>
          <table:table-cell office:value-type="date" office:date-value="2012-04-15">
            <text:p>2012-04-15</text:p>
          </table:table-cell>
          <table:table-cell office:value-type="date" office:date-value="2012-04-19">
            <text:p>2012-04-19</text:p>
          </table:table-cell>
          <table:table-cell office:value-type="float" office:value="468">
            <text:p>468</text:p>
          </table:table-cell>
          <table:table-cell office:value-type="float" office:value="77966">
            <text:p>77,966</text:p>
          </table:table-cell>
          <table:table-cell office:value-type="float" office:value="478931">
            <text:p>478,931</text:p>
          </table:table-cell>
          <table:table-cell table:formula="of:=ROUND([.H24]/[.G24]; 2)" office:value-type="float" office:value="6.14">
            <text:p>6.14</text:p>
          </table:table-cell>
          <table:table-cell table:formula="of:=([.E24]- [.D24])+1" office:value-type="float" office:value="5">
            <text:p>5</text:p>
          </table:table-cell>
          <table:table-cell table:style-name="ce4" table:formula="of:=ROUND([.G24]/[.J24]; 0)" office:value-type="float" office:value="15593">
            <text:p>15,593</text:p>
          </table:table-cell>
          <table:table-cell table:formula="of:=[.H24]/1730" office:value-type="float" office:value="276.838728323699">
            <text:p>277</text:p>
          </table:table-cell>
          <table:table-cell table:style-name="Default" table:number-columns-repeated="6"/>
          <table:table-cell table:number-columns-repeated="100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aptism of Blood and Fire</text:p>
          </table:table-cell>
          <table:table-cell office:value-type="date" office:date-value="2012-04-07">
            <text:p>2012-04-07</text:p>
          </table:table-cell>
          <table:table-cell office:value-type="date" office:date-value="2012-04-23">
            <text:p>2012-04-23</text:p>
          </table:table-cell>
          <table:table-cell office:value-type="date" office:date-value="2012-04-27">
            <text:p>2012-04-27</text:p>
          </table:table-cell>
          <table:table-cell office:value-type="float" office:value="281">
            <text:p>281</text:p>
          </table:table-cell>
          <table:table-cell office:value-type="float" office:value="51096">
            <text:p>51,096</text:p>
          </table:table-cell>
          <table:table-cell office:value-type="float" office:value="287724">
            <text:p>287,724</text:p>
          </table:table-cell>
          <table:table-cell table:formula="of:=ROUND([.H25]/[.G25]; 2)" office:value-type="float" office:value="5.63">
            <text:p>5.63</text:p>
          </table:table-cell>
          <table:table-cell table:formula="of:=([.E25]- [.D25])+1" office:value-type="float" office:value="5">
            <text:p>5</text:p>
          </table:table-cell>
          <table:table-cell table:style-name="ce4" table:formula="of:=ROUND([.G25]/[.J25]; 0)" office:value-type="float" office:value="10219">
            <text:p>10,219</text:p>
          </table:table-cell>
          <table:table-cell table:formula="of:=[.H25]/1730" office:value-type="float" office:value="166.314450867052">
            <text:p>166</text:p>
          </table:table-cell>
          <table:table-cell table:style-name="Default" table:number-columns-repeated="6"/>
          <table:table-cell table:number-columns-repeated="100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top Walking on Eggshells</text:p>
          </table:table-cell>
          <table:table-cell office:value-type="date" office:date-value="2012-04-10">
            <text:p>2012-04-10</text:p>
          </table:table-cell>
          <table:table-cell office:value-type="date" office:date-value="2012-04-20">
            <text:p>2012-04-20</text:p>
          </table:table-cell>
          <table:table-cell office:value-type="date" office:date-value="2012-05-06">
            <text:p>2012-05-06</text:p>
          </table:table-cell>
          <table:table-cell office:value-type="float" office:value="499">
            <text:p>499</text:p>
          </table:table-cell>
          <table:table-cell office:value-type="float" office:value="77740">
            <text:p>77,740</text:p>
          </table:table-cell>
          <table:table-cell office:value-type="float" office:value="510895">
            <text:p>510,895</text:p>
          </table:table-cell>
          <table:table-cell table:formula="of:=ROUND([.H26]/[.G26]; 2)" office:value-type="float" office:value="6.57">
            <text:p>6.57</text:p>
          </table:table-cell>
          <table:table-cell table:formula="of:=([.E26]- [.D26])+1" office:value-type="float" office:value="17">
            <text:p>17</text:p>
          </table:table-cell>
          <table:table-cell table:style-name="ce4" table:formula="of:=ROUND([.G26]/[.J26]; 0)" office:value-type="float" office:value="4573">
            <text:p>4,573</text:p>
          </table:table-cell>
          <table:table-cell table:formula="of:=[.H26]/1730" office:value-type="float" office:value="295.315028901734">
            <text:p>295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lood Soaked and Contagious</text:p>
          </table:table-cell>
          <table:table-cell office:value-type="date" office:date-value="2011-12-03">
            <text:p>2011-12-03</text:p>
          </table:table-cell>
          <table:table-cell office:value-type="date" office:date-value="2012-03-28">
            <text:p>2012-03-28</text:p>
          </table:table-cell>
          <table:table-cell office:value-type="date" office:date-value="2012-05-06">
            <text:p>2012-05-06</text:p>
          </table:table-cell>
          <table:table-cell office:value-type="float" office:value="714">
            <text:p>714</text:p>
          </table:table-cell>
          <table:table-cell office:value-type="float" office:value="125257">
            <text:p>125,257</text:p>
          </table:table-cell>
          <table:table-cell office:value-type="float" office:value="730631">
            <text:p>730,631</text:p>
          </table:table-cell>
          <table:table-cell table:formula="of:=ROUND([.H27]/[.G27]; 2)" office:value-type="float" office:value="5.83">
            <text:p>5.83</text:p>
          </table:table-cell>
          <table:table-cell table:formula="of:=([.E27]- [.D27])+1" office:value-type="float" office:value="40">
            <text:p>40</text:p>
          </table:table-cell>
          <table:table-cell table:style-name="ce4" table:formula="of:=ROUND([.G27]/[.J27]; 0)" office:value-type="float" office:value="3131">
            <text:p>3,131</text:p>
          </table:table-cell>
          <table:table-cell table:formula="of:=[.H27]/1730" office:value-type="float" office:value="422.330057803468">
            <text:p>422</text:p>
          </table:table-cell>
          <table:table-cell table:number-columns-repeated="101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lood Soaked and Invaded</text:p>
          </table:table-cell>
          <table:table-cell office:value-type="date" office:date-value="2012-05-06">
            <text:p>2012-05-06</text:p>
          </table:table-cell>
          <table:table-cell office:value-type="date" office:date-value="2012-05-07">
            <text:p>2012-05-07</text:p>
          </table:table-cell>
          <table:table-cell office:value-type="date" office:date-value="2012-05-13">
            <text:p>2012-05-13</text:p>
          </table:table-cell>
          <table:table-cell office:value-type="float" office:value="603">
            <text:p>603</text:p>
          </table:table-cell>
          <table:table-cell office:value-type="float" office:value="103938">
            <text:p>103,938</text:p>
          </table:table-cell>
          <table:table-cell office:value-type="float" office:value="616720">
            <text:p>616,720</text:p>
          </table:table-cell>
          <table:table-cell table:formula="of:=ROUND([.H28]/[.G28]; 2)" office:value-type="float" office:value="5.93">
            <text:p>5.93</text:p>
          </table:table-cell>
          <table:table-cell table:formula="of:=([.E28]- [.D28])+1" office:value-type="float" office:value="7">
            <text:p>7</text:p>
          </table:table-cell>
          <table:table-cell table:style-name="ce4" table:formula="of:=ROUND([.G28]/[.J28]; 0)" office:value-type="float" office:value="14848">
            <text:p>14,848</text:p>
          </table:table-cell>
          <table:table-cell table:formula="of:=[.H28]/1730" office:value-type="float" office:value="356.485549132948">
            <text:p>356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assing of The Great Race</text:p>
          </table:table-cell>
          <table:table-cell office:value-type="date" office:date-value="2012-04-26">
            <text:p>2012-04-26</text:p>
          </table:table-cell>
          <table:table-cell office:value-type="date" office:date-value="2012-05-14">
            <text:p>2012-05-14</text:p>
          </table:table-cell>
          <table:table-cell office:value-type="date" office:date-value="2012-05-25">
            <text:p>2012-05-25</text:p>
          </table:table-cell>
          <table:table-cell office:value-type="float" office:value="317">
            <text:p>317</text:p>
          </table:table-cell>
          <table:table-cell office:value-type="float" office:value="51275">
            <text:p>51,275</text:p>
          </table:table-cell>
          <table:table-cell office:value-type="float" office:value="323956">
            <text:p>323,956</text:p>
          </table:table-cell>
          <table:table-cell table:formula="of:=ROUND([.H29]/[.G29]; 2)" office:value-type="float" office:value="6.32">
            <text:p>6.32</text:p>
          </table:table-cell>
          <table:table-cell table:formula="of:=([.E29]- [.D29])+1" office:value-type="float" office:value="12">
            <text:p>12</text:p>
          </table:table-cell>
          <table:table-cell table:style-name="ce4" table:formula="of:=ROUND([.G29]/[.J29]; 0)" office:value-type="float" office:value="4273">
            <text:p>4,273</text:p>
          </table:table-cell>
          <table:table-cell table:formula="of:=[.H29]/1730" office:value-type="float" office:value="187.257803468208">
            <text:p>187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lients From Hell</text:p>
          </table:table-cell>
          <table:table-cell table:number-columns-repeated="2" office:value-type="date" office:date-value="2012-06-01">
            <text:p>2012-06-01</text:p>
          </table:table-cell>
          <table:table-cell office:value-type="date" office:date-value="2012-06-09">
            <text:p>2012-06-09</text:p>
          </table:table-cell>
          <table:table-cell office:value-type="float" office:value="173">
            <text:p>173</text:p>
          </table:table-cell>
          <table:table-cell office:value-type="float" office:value="25983">
            <text:p>25,983</text:p>
          </table:table-cell>
          <table:table-cell office:value-type="float" office:value="176265">
            <text:p>176,265</text:p>
          </table:table-cell>
          <table:table-cell table:formula="of:=ROUND([.H30]/[.G30]; 2)" office:value-type="float" office:value="6.78">
            <text:p>6.78</text:p>
          </table:table-cell>
          <table:table-cell table:formula="of:=([.E30]- [.D30])+1" office:value-type="float" office:value="9">
            <text:p>9</text:p>
          </table:table-cell>
          <table:table-cell table:style-name="ce4" table:formula="of:=ROUND([.G30]/[.J30]; 0)" office:value-type="float" office:value="2887">
            <text:p>2,887</text:p>
          </table:table-cell>
          <table:table-cell table:formula="of:=[.H30]/1730" office:value-type="float" office:value="101.887283236994">
            <text:p>102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Handbook of The Navigator</text:p>
          </table:table-cell>
          <table:table-cell office:value-type="date" office:date-value="2011-11-30">
            <text:p>2011-11-30</text:p>
          </table:table-cell>
          <table:table-cell office:value-type="date" office:date-value="2012-05-25">
            <text:p>2012-05-25</text:p>
          </table:table-cell>
          <table:table-cell office:value-type="date" office:date-value="2012-06-11">
            <text:p>2012-06-11</text:p>
          </table:table-cell>
          <table:table-cell office:value-type="float" office:value="316">
            <text:p>316</text:p>
          </table:table-cell>
          <table:table-cell office:value-type="float" office:value="54962">
            <text:p>54,962</text:p>
          </table:table-cell>
          <table:table-cell office:value-type="float" office:value="323548">
            <text:p>323,548</text:p>
          </table:table-cell>
          <table:table-cell table:formula="of:=ROUND([.H31]/[.G31]; 2)" office:value-type="float" office:value="5.89">
            <text:p>5.89</text:p>
          </table:table-cell>
          <table:table-cell table:formula="of:=([.E31]- [.D31])+1" office:value-type="float" office:value="18">
            <text:p>18</text:p>
          </table:table-cell>
          <table:table-cell table:style-name="ce4" table:formula="of:=ROUND([.G31]/[.J31]; 0)" office:value-type="float" office:value="3053">
            <text:p>3,053</text:p>
          </table:table-cell>
          <table:table-cell table:formula="of:=[.H31]/1730" office:value-type="float" office:value="187.021965317919">
            <text:p>187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volt Against Civilization, The</text:p>
          </table:table-cell>
          <table:table-cell office:value-type="date" office:date-value="2012-04-26">
            <text:p>2012-04-26</text:p>
          </table:table-cell>
          <table:table-cell office:value-type="date" office:date-value="2012-06-13">
            <text:p>2012-06-13</text:p>
          </table:table-cell>
          <table:table-cell office:value-type="date" office:date-value="2012-06-20">
            <text:p>2012-06-20</text:p>
          </table:table-cell>
          <table:table-cell office:value-type="float" office:value="447">
            <text:p>447</text:p>
          </table:table-cell>
          <table:table-cell office:value-type="float" office:value="69911">
            <text:p>69,911</text:p>
          </table:table-cell>
          <table:table-cell office:value-type="float" office:value="457406">
            <text:p>457,406</text:p>
          </table:table-cell>
          <table:table-cell table:formula="of:=ROUND([.H32]/[.G32]; 2)" office:value-type="float" office:value="6.54">
            <text:p>6.54</text:p>
          </table:table-cell>
          <table:table-cell table:formula="of:=([.E32]- [.D32])+1" office:value-type="float" office:value="8">
            <text:p>8</text:p>
          </table:table-cell>
          <table:table-cell table:style-name="ce4" table:formula="of:=ROUND([.G32]/[.J32]; 0)" office:value-type="float" office:value="8739">
            <text:p>8,739</text:p>
          </table:table-cell>
          <table:table-cell table:formula="of:=[.H32]/1730" office:value-type="float" office:value="264.396531791908">
            <text:p>264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ifficult Personalities: It's not you, it's them</text:p>
          </table:table-cell>
          <table:table-cell office:value-type="date" office:date-value="2012-06-01">
            <text:p>2012-06-01</text:p>
          </table:table-cell>
          <table:table-cell office:value-type="date" office:date-value="2012-06-21">
            <text:p>2012-06-21</text:p>
          </table:table-cell>
          <table:table-cell office:value-type="date" office:date-value="2012-06-26">
            <text:p>2012-06-26</text:p>
          </table:table-cell>
          <table:table-cell office:value-type="float" office:value="411">
            <text:p>411</text:p>
          </table:table-cell>
          <table:table-cell office:value-type="float" office:value="66123">
            <text:p>66,123</text:p>
          </table:table-cell>
          <table:table-cell office:value-type="float" office:value="420593">
            <text:p>420,593</text:p>
          </table:table-cell>
          <table:table-cell table:formula="of:=ROUND([.H33]/[.G33]; 2)" office:value-type="float" office:value="6.36">
            <text:p>6.36</text:p>
          </table:table-cell>
          <table:table-cell table:formula="of:=([.E33]- [.D33])+1" office:value-type="float" office:value="6">
            <text:p>6</text:p>
          </table:table-cell>
          <table:table-cell table:style-name="ce4" table:formula="of:=ROUND([.G33]/[.J33]; 0)" office:value-type="float" office:value="11021">
            <text:p>11,021</text:p>
          </table:table-cell>
          <table:table-cell table:formula="of:=[.H33]/1730" office:value-type="float" office:value="243.117341040462">
            <text:p>243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ruel Hoax: Feminism and the now</text:p>
          </table:table-cell>
          <table:table-cell office:value-type="date" office:date-value="2012-05-25">
            <text:p>2012-05-25</text:p>
          </table:table-cell>
          <table:table-cell office:value-type="date" office:date-value="2012-06-22">
            <text:p>2012-06-22</text:p>
          </table:table-cell>
          <table:table-cell office:value-type="date" office:date-value="2012-06-27">
            <text:p>2012-06-27</text:p>
          </table:table-cell>
          <table:table-cell office:value-type="float" office:value="450">
            <text:p>450</text:p>
          </table:table-cell>
          <table:table-cell office:value-type="float" office:value="71406">
            <text:p>71,406</text:p>
          </table:table-cell>
          <table:table-cell office:value-type="float" office:value="459864">
            <text:p>459,864</text:p>
          </table:table-cell>
          <table:table-cell table:formula="of:=ROUND([.H34]/[.G34]; 2)" office:value-type="float" office:value="6.44">
            <text:p>6.44</text:p>
          </table:table-cell>
          <table:table-cell table:formula="of:=([.E34]- [.D34])+1" office:value-type="float" office:value="6">
            <text:p>6</text:p>
          </table:table-cell>
          <table:table-cell table:style-name="ce4" table:formula="of:=ROUND([.G34]/[.J34]; 0)" office:value-type="float" office:value="11901">
            <text:p>11,901</text:p>
          </table:table-cell>
          <table:table-cell table:formula="of:=[.H34]/1730" office:value-type="float" office:value="265.817341040462">
            <text:p>266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One Way Ticket to Kansas</text:p>
          </table:table-cell>
          <table:table-cell table:number-columns-repeated="2" office:value-type="date" office:date-value="2012-06-27">
            <text:p>2012-06-27</text:p>
          </table:table-cell>
          <table:table-cell office:value-type="date" office:date-value="2012-06-29">
            <text:p>2012-06-29</text:p>
          </table:table-cell>
          <table:table-cell office:value-type="float" office:value="219">
            <text:p>219</text:p>
          </table:table-cell>
          <table:table-cell office:value-type="float" office:value="36437">
            <text:p>36,437</text:p>
          </table:table-cell>
          <table:table-cell office:value-type="float" office:value="223545">
            <text:p>223,545</text:p>
          </table:table-cell>
          <table:table-cell table:formula="of:=ROUND([.H35]/[.G35]; 2)" office:value-type="float" office:value="6.14">
            <text:p>6.14</text:p>
          </table:table-cell>
          <table:table-cell table:formula="of:=([.E35]- [.D35])+1" office:value-type="float" office:value="3">
            <text:p>3</text:p>
          </table:table-cell>
          <table:table-cell table:style-name="ce4" table:formula="of:=ROUND([.G35]/[.J35]; 0)" office:value-type="float" office:value="12146">
            <text:p>12,146</text:p>
          </table:table-cell>
          <table:table-cell table:formula="of:=[.H35]/1730" office:value-type="float" office:value="129.21676300578">
            <text:p>129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What It Is</text:p>
          </table:table-cell>
          <table:table-cell office:value-type="date" office:date-value="2012-06-01">
            <text:p>2012-06-01</text:p>
          </table:table-cell>
          <table:table-cell office:value-type="date" office:date-value="2012-06-29">
            <text:p>2012-06-29</text:p>
          </table:table-cell>
          <table:table-cell office:value-type="date" office:date-value="2012-06-30">
            <text:p>2012-06-30</text:p>
          </table:table-cell>
          <table:table-cell office:value-type="float" office:value="288">
            <text:p>288</text:p>
          </table:table-cell>
          <table:table-cell office:value-type="float" office:value="54793">
            <text:p>54,793</text:p>
          </table:table-cell>
          <table:table-cell office:value-type="float" office:value="294855">
            <text:p>294,855</text:p>
          </table:table-cell>
          <table:table-cell table:formula="of:=ROUND([.H36]/[.G36]; 2)" office:value-type="float" office:value="5.38">
            <text:p>5.38</text:p>
          </table:table-cell>
          <table:table-cell table:formula="of:=([.E36]- [.D36])+1" office:value-type="float" office:value="2">
            <text:p>2</text:p>
          </table:table-cell>
          <table:table-cell table:style-name="ce4" table:formula="of:=ROUND([.G36]/[.J36]; 0)" office:value-type="float" office:value="27397">
            <text:p>27,397</text:p>
          </table:table-cell>
          <table:table-cell table:formula="of:=[.H36]/1730" office:value-type="float" office:value="170.436416184971">
            <text:p>170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oundaries: Where You End and I Begin</text:p>
          </table:table-cell>
          <table:table-cell office:value-type="date" office:date-value="2012-06-29">
            <text:p>2012-06-29</text:p>
          </table:table-cell>
          <table:table-cell office:value-type="date" office:date-value="2012-07-01">
            <text:p>2012-07-01</text:p>
          </table:table-cell>
          <table:table-cell office:value-type="date" office:date-value="2012-07-02">
            <text:p>2012-07-02</text:p>
          </table:table-cell>
          <table:table-cell office:value-type="float" office:value="288">
            <text:p>288</text:p>
          </table:table-cell>
          <table:table-cell office:value-type="float" office:value="49963">
            <text:p>49,963</text:p>
          </table:table-cell>
          <table:table-cell office:value-type="float" office:value="294203">
            <text:p>294,203</text:p>
          </table:table-cell>
          <table:table-cell table:formula="of:=ROUND([.H37]/[.G37]; 2)" office:value-type="float" office:value="5.89">
            <text:p>5.89</text:p>
          </table:table-cell>
          <table:table-cell table:formula="of:=([.E38]- [.D38])+1" office:value-type="float" office:value="2">
            <text:p>2</text:p>
          </table:table-cell>
          <table:table-cell table:style-name="ce4" table:formula="of:=ROUND([.G37]/[.J37]; 0)" office:value-type="float" office:value="24982">
            <text:p>24,982</text:p>
          </table:table-cell>
          <table:table-cell table:formula="of:=[.H37]/1730" office:value-type="float" office:value="170.059537572254">
            <text:p>170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Meet The System</text:p>
          </table:table-cell>
          <table:table-cell office:value-type="date" office:date-value="2010-11-08">
            <text:p>2010-11-08</text:p>
          </table:table-cell>
          <table:table-cell office:value-type="date" office:date-value="2012-07-02">
            <text:p>2012-07-02</text:p>
          </table:table-cell>
          <table:table-cell office:value-type="date" office:date-value="2012-07-03">
            <text:p>2012-07-03</text:p>
          </table:table-cell>
          <table:table-cell office:value-type="float" office:value="233">
            <text:p>233</text:p>
          </table:table-cell>
          <table:table-cell office:value-type="float" office:value="38208">
            <text:p>38,208</text:p>
          </table:table-cell>
          <table:table-cell office:value-type="float" office:value="238241">
            <text:p>238,241</text:p>
          </table:table-cell>
          <table:table-cell table:formula="of:=ROUND([.H38]/[.G38]; 2)" office:value-type="float" office:value="6.24">
            <text:p>6.24</text:p>
          </table:table-cell>
          <table:table-cell table:formula="of:=([.E38]- [.D38])+1" office:value-type="float" office:value="2">
            <text:p>2</text:p>
          </table:table-cell>
          <table:table-cell table:style-name="ce4" table:formula="of:=ROUND([.G38]/[.J38]; 0)" office:value-type="float" office:value="19104">
            <text:p>19,104</text:p>
          </table:table-cell>
          <table:table-cell table:formula="of:=[.H38]/1730" office:value-type="float" office:value="137.711560693642">
            <text:p>138</text:p>
          </table:table-cell>
          <table:table-cell table:number-columns-repeated="1012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Ender's Shadow</text:p>
          </table:table-cell>
          <table:table-cell office:value-type="date" office:date-value="2011-08-16">
            <text:p>2011-08-16</text:p>
          </table:table-cell>
          <table:table-cell office:value-type="date" office:date-value="2012-07-03">
            <text:p>2012-07-03</text:p>
          </table:table-cell>
          <table:table-cell office:value-type="date" office:date-value="2012-07-05">
            <text:p>2012-07-05</text:p>
          </table:table-cell>
          <table:table-cell office:value-type="float" office:value="807">
            <text:p>807</text:p>
          </table:table-cell>
          <table:table-cell office:value-type="float" office:value="141795">
            <text:p>141,795</text:p>
          </table:table-cell>
          <table:table-cell office:value-type="float" office:value="825383">
            <text:p>825,383</text:p>
          </table:table-cell>
          <table:table-cell table:formula="of:=ROUND([.H39]/[.G39]; 2)" office:value-type="float" office:value="5.82">
            <text:p>5.82</text:p>
          </table:table-cell>
          <table:table-cell table:formula="of:=([.E39]- [.D39])+1" office:value-type="float" office:value="3">
            <text:p>3</text:p>
          </table:table-cell>
          <table:table-cell table:style-name="ce4" table:formula="of:=ROUND([.G39]/[.J39]; 0)" office:value-type="float" office:value="47265">
            <text:p>47,265</text:p>
          </table:table-cell>
          <table:table-cell table:formula="of:=[.H39]/1730" office:value-type="float" office:value="477.1">
            <text:p>477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Love Bite: Alien Interference in Love</text:p>
          </table:table-cell>
          <table:table-cell table:number-columns-repeated="2" office:value-type="date" office:date-value="2012-07-08">
            <text:p>2012-07-08</text:p>
          </table:table-cell>
          <table:table-cell office:value-type="date" office:date-value="2012-07-14">
            <text:p>2012-07-14</text:p>
          </table:table-cell>
          <table:table-cell office:value-type="float" office:value="383">
            <text:p>383</text:p>
          </table:table-cell>
          <table:table-cell office:value-type="float" office:value="62595">
            <text:p>62,595</text:p>
          </table:table-cell>
          <table:table-cell office:value-type="float" office:value="392035">
            <text:p>392,035</text:p>
          </table:table-cell>
          <table:table-cell table:formula="of:=ROUND([.H40]/[.G40]; 2)" office:value-type="float" office:value="6.26">
            <text:p>6.26</text:p>
          </table:table-cell>
          <table:table-cell table:formula="of:=([.E40]- [.D40])+1" office:value-type="float" office:value="7">
            <text:p>7</text:p>
          </table:table-cell>
          <table:table-cell table:style-name="ce4" table:formula="of:=ROUND([.G40]/[.J40]; 0)" office:value-type="float" office:value="8942">
            <text:p>8,942</text:p>
          </table:table-cell>
          <table:table-cell table:formula="of:=[.H40]/1730" office:value-type="float" office:value="226.609826589595">
            <text:p>227</text:p>
          </table:table-cell>
          <table:table-cell table:number-columns-repeated="1012"/>
        </table:table-row>
        <table:table-row table:style-name="ro2">
          <table:table-cell/>
          <table:table-cell table:number-columns-repeated="3" office:value-type="string">
            <text:p><text:s/></text:p>
          </table:table-cell>
          <table:table-cell table:style-name="Default" table:number-columns-repeated="7"/>
          <table:table-cell table:number-columns-repeated="1013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  <table:table-row table:style-name="ro2" table:number-rows-repeated="4">
          <table:table-cell/>
          <table:table-cell table:style-name="Default" table:number-columns-repeated="9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adical Honesty</text:p>
          </table:table-cell>
          <table:table-cell office:value-type="date" office:date-value="2012-04-04">
            <text:p>2012-04-04</text:p>
          </table:table-cell>
          <table:table-cell office:value-type="date" office:date-value="2012-04-09">
            <text:p>2012-04-09</text:p>
          </table:table-cell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Read Books'.A5:'Read Books'.L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4T12:00:41.29</meta:creation-date>
    <dc:date>2012-07-22T17:07:53.91</dc:date>
    <meta:editing-duration>P7DT13H21M30S</meta:editing-duration>
    <meta:editing-cycles>47</meta:editing-cycles>
    <meta:generator>LibreOffice/3.5$Windows_x86 LibreOffice_project/dc9775d-05ecbee-0851ad3-1586698-727bf66</meta:generator>
    <meta:document-statistic meta:table-count="2" meta:cell-count="514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Dashed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398cm" svg:height="9.221cm" xlink:href=".." xlink:type="simple" chart:class="chart:line" chart:column-mapping="0 1 3 2" chart:style-name="ch1">
        <chart:title svg:x="10.864cm" svg:y="0.32cm" chart:style-name="ch2">
          <text:p>Read Books Trends - 2012</text:p>
        </chart:title>
        <chart:legend chart:legend-position="end" svg:x="22.693cm" svg:y="3.552cm" style:legend-expansion="high" chart:style-name="ch3"/>
        <chart:plot-area chart:style-name="ch4" table:cell-range-address="Anually.D6:Anually.D17 Anually.F5:Anually.I17" chart:data-source-has-labels="both" svg:x="0.997cm" svg:y="1.677cm" svg:width="20.602cm" svg:height="6.94cm">
          <chartooo:coordinate-region svg:x="2.391cm" svg:y="1.879cm" svg:width="17.622cm" svg:height="6.085cm"/>
          <chart:axis chart:dimension="x" chart:name="primary-x" chart:style-name="ch5" chartooo:axis-type="text">
            <chart:categories table:cell-range-address="Anually.D6:Anually.D1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Anually.F6:Anually.F17" chart:label-cell-address="Anually.F5:Anually.F5" chart:class="chart:line">
            <chart:data-point chart:repeated="12"/>
          </chart:series>
          <chart:series chart:attached-axis="primary-y" chart:style-name="ch9" chart:values-cell-range-address="Anually.G6:Anually.G17" chart:label-cell-address="Anually.G5:Anually.G5" chart:class="chart:line">
            <chart:data-point chart:repeated="12"/>
          </chart:series>
          <chart:series chart:attached-axis="secondary-y" chart:style-name="ch10" chart:values-cell-range-address="Anually.I6:Anually.I17" chart:label-cell-address="Anually.I5:Anually.I5" chart:class="chart:line">
            <chart:data-point chart:repeated="12"/>
          </chart:series>
          <chart:series chart:attached-axis="secondary-y" chart:style-name="ch11" chart:values-cell-range-address="Anually.H6:Anually.H17" chart:label-cell-address="Anually.H5:Anually.H5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</text:p>
                <draw:g>
                  <svg:desc>Anually.F5:Anually.F5</svg:desc>
                </draw:g>
              </table:table-cell>
              <table:table-cell office:value-type="string">
                <text:p>Monthly Avg.</text:p>
                <draw:g>
                  <svg:desc>Anually.G5:Anually.G5</svg:desc>
                </draw:g>
              </table:table-cell>
              <table:table-cell office:value-type="string">
                <text:p>Projected Yearly</text:p>
                <draw:g>
                  <svg:desc>Anually.I5:Anually.I5</svg:desc>
                </draw:g>
              </table:table-cell>
              <table:table-cell office:value-type="string">
                <text:p>Subtotal</text:p>
                <draw:g>
                  <svg:desc>Anually.H5:Anually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Anually.D6:Anually.D17</svg:desc>
                </draw:g>
              </table:table-cell>
              <table:table-cell office:value-type="float" office:value="305708">
                <text:p>305708</text:p>
                <draw:g>
                  <svg:desc>Anually.F6:Anually.F17</svg:desc>
                </draw:g>
              </table:table-cell>
              <table:table-cell office:value-type="float" office:value="305708">
                <text:p>305708</text:p>
                <draw:g>
                  <svg:desc>Anually.G6:Anually.G17</svg:desc>
                </draw:g>
              </table:table-cell>
              <table:table-cell office:value-type="float" office:value="3668496">
                <text:p>3668496</text:p>
                <draw:g>
                  <svg:desc>Anually.I6:Anually.I17</svg:desc>
                </draw:g>
              </table:table-cell>
              <table:table-cell office:value-type="float" office:value="305708">
                <text:p>305708</text:p>
                <draw:g>
                  <svg:desc>Anually.H6:Anually.H1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64260">
                <text:p>64260</text:p>
              </table:table-cell>
              <table:table-cell office:value-type="float" office:value="184984">
                <text:p>184984</text:p>
              </table:table-cell>
              <table:table-cell office:value-type="float" office:value="2219808">
                <text:p>2219808</text:p>
              </table:table-cell>
              <table:table-cell office:value-type="float" office:value="369968">
                <text:p>36996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48554">
                <text:p>448554</text:p>
              </table:table-cell>
              <table:table-cell office:value-type="float" office:value="272841">
                <text:p>272841</text:p>
              </table:table-cell>
              <table:table-cell office:value-type="float" office:value="3274088">
                <text:p>3274088</text:p>
              </table:table-cell>
              <table:table-cell office:value-type="float" office:value="818522">
                <text:p>818522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530540">
                <text:p>530540</text:p>
              </table:table-cell>
              <table:table-cell office:value-type="float" office:value="337266">
                <text:p>337266</text:p>
              </table:table-cell>
              <table:table-cell office:value-type="float" office:value="4047186">
                <text:p>4047186</text:p>
              </table:table-cell>
              <table:table-cell office:value-type="float" office:value="1349062">
                <text:p>134906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58210">
                <text:p>358210</text:p>
              </table:table-cell>
              <table:table-cell office:value-type="float" office:value="341454">
                <text:p>341454</text:p>
              </table:table-cell>
              <table:table-cell office:value-type="float" office:value="4097452.8">
                <text:p>4097452.8</text:p>
              </table:table-cell>
              <table:table-cell office:value-type="float" office:value="1707272">
                <text:p>1707272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379615">
                <text:p>379615</text:p>
              </table:table-cell>
              <table:table-cell office:value-type="float" office:value="347815">
                <text:p>347815</text:p>
              </table:table-cell>
              <table:table-cell office:value-type="float" office:value="4173774">
                <text:p>4173774</text:p>
              </table:table-cell>
              <table:table-cell office:value-type="float" office:value="2086887">
                <text:p>208688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292561">
                <text:p>292561</text:p>
              </table:table-cell>
              <table:table-cell office:value-type="float" office:value="339921">
                <text:p>339921</text:p>
              </table:table-cell>
              <table:table-cell office:value-type="float" office:value="4079053.71428571">
                <text:p>4079053.71428571</text:p>
              </table:table-cell>
              <table:table-cell office:value-type="float" office:value="2379448">
                <text:p>237944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NaN">
                <text:p>NaN</text:p>
              </table:table-cell>
              <table:table-cell office:value-type="float" office:value="339921">
                <text:p>339921</text:p>
              </table:table-cell>
              <table:table-cell office:value-type="float" office:value="4079053.71428571">
                <text:p>4079053.71428571</text:p>
              </table:table-cell>
              <table:table-cell office:value-type="float" office:value="2379448">
                <text:p>237944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NaN">
                <text:p>NaN</text:p>
              </table:table-cell>
              <table:table-cell office:value-type="float" office:value="339921">
                <text:p>339921</text:p>
              </table:table-cell>
              <table:table-cell office:value-type="float" office:value="4079053.71428571">
                <text:p>4079053.71428571</text:p>
              </table:table-cell>
              <table:table-cell office:value-type="float" office:value="2379448">
                <text:p>2379448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NaN">
                <text:p>NaN</text:p>
              </table:table-cell>
              <table:table-cell office:value-type="float" office:value="339921">
                <text:p>339921</text:p>
              </table:table-cell>
              <table:table-cell office:value-type="float" office:value="4079053.71428571">
                <text:p>4079053.71428571</text:p>
              </table:table-cell>
              <table:table-cell office:value-type="float" office:value="2379448">
                <text:p>237944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NaN">
                <text:p>NaN</text:p>
              </table:table-cell>
              <table:table-cell office:value-type="float" office:value="339921">
                <text:p>339921</text:p>
              </table:table-cell>
              <table:table-cell office:value-type="float" office:value="4079053.71428571">
                <text:p>4079053.71428571</text:p>
              </table:table-cell>
              <table:table-cell office:value-type="float" office:value="2379448">
                <text:p>237944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NaN">
                <text:p>NaN</text:p>
              </table:table-cell>
              <table:table-cell office:value-type="float" office:value="339921">
                <text:p>339921</text:p>
              </table:table-cell>
              <table:table-cell office:value-type="float" office:value="4079053.71428571">
                <text:p>4079053.71428571</text:p>
              </table:table-cell>
              <table:table-cell office:value-type="float" office:value="2379448">
                <text:p>2379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